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2.533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2.424cm"/>
    </style:style>
    <style:style style:name="co7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158466"/>
    </style:style>
    <style:style style:name="ce3" style:family="table-cell" style:parent-style-name="Default">
      <style:text-properties style:font-name="Liberation Sans" style:font-name-asian="AR PL UMing CN" style:font-name-complex="Noto Sans Devanagari"/>
    </style:style>
  </office:automatic-styles>
  <office:body>
    <office:spreadsheet>
      <table:calculation-settings table:automatic-find-labels="false" table:use-regular-expressions="false" table:use-wildcards="true"/>
      <table:table table:name="Exo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Paramètre 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Limite</text:p>
          </table:table-cell>
        </table:table-row>
        <table:table-row table:style-name="ro1">
          <table:table-cell office:value-type="string" calcext:value-type="string">
            <text:p>Quantité a produire/ acheter</text:p>
          </table:table-cell>
          <table:table-cell table:style-name="ce1" office:value-type="float" office:value="16.6666666666667" calcext:value-type="float">
            <text:p>16,6666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6.66666666667" calcext:value-type="float">
            <text:p>1166,666666666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it unitaire</text:p>
          </table:table-cell>
          <table:table-cell office:value-type="float" office:value="3600" calcext:value-type="float">
            <text:p>3600</text:p>
          </table:table-cell>
          <table:table-cell office:value-type="float" office:value="3000" calcext:value-type="float">
            <text:p>3000</text:p>
          </table:table-cell>
          <table:table-cell office:value-type="float" office:value="-12" calcext:value-type="float">
            <text:p>-12</text:p>
          </table:table-cell>
          <table:table-cell office:value-type="float" office:value="-2000" calcext:value-type="float">
            <text:p>-2000</text:p>
          </table:table-cell>
          <table:table-cell table:style-name="ce2" table:formula="of:=SUMPRODUCT([.B3:.E3];[.B2:.E2])" office:value-type="float" office:value="46000" calcext:value-type="float">
            <text:p>46000</text:p>
          </table:table-cell>
          <table:table-cell/>
        </table:table-row>
        <table:table-row table:style-name="ro1">
          <table:table-cell office:value-type="string" calcext:value-type="string">
            <text:p>Viand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SUMPRODUCT([.B4:.E4];[.B2:.E2])" office:value-type="float" office:value="500" calcext:value-type="float">
            <text:p>5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ruffe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SUMPRODUCT([.B5:.E5];[.B2:.E2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named-expressions>
          <table:named-range table:name="solver_adj" table:base-cell-address="$Exo1.$A$1" table:cell-range-address=".$B$2:.$E$2"/>
          <table:named-expression table:name="solver_asr" table:base-cell-address="$Exo1.$A$1" table:expression="0"/>
          <table:named-expression table:name="solver_bbd" table:base-cell-address="$Exo1.$A$1" table:expression="1"/>
          <table:named-expression table:name="solver_ccoeff" table:base-cell-address="$Exo1.$A$1" table:expression="0"/>
          <table:named-expression table:name="solver_cog" table:base-cell-address="$Exo1.$A$1" table:expression="0"/>
          <table:named-expression table:name="solver_crpb" table:base-cell-address="$Exo1.$A$1" table:expression="0"/>
          <table:named-expression table:name="solver_eng" table:base-cell-address="$Exo1.$A$1" table:expression="2"/>
          <table:named-expression table:name="solver_eps" table:base-cell-address="$Exo1.$A$1" table:expression="0"/>
          <table:named-expression table:name="solver_int" table:base-cell-address="$Exo1.$A$1" table:expression="0"/>
          <table:named-range table:name="solver_lhs1" table:base-cell-address="$Exo1.$A$1" table:cell-range-address=".$F$4"/>
          <table:named-range table:name="solver_lhs2" table:base-cell-address="$Exo1.$A$1" table:cell-range-address=".$F$5"/>
          <table:named-expression table:name="solver_lo_eng" table:base-cell-address="$Exo1.$A$1" table:expression="&quot;com.sun.star.comp.Calc.LpsolveSolver&quot;"/>
          <table:named-expression table:name="solver_mtpb" table:base-cell-address="$Exo1.$A$1" table:expression="0"/>
          <table:named-expression table:name="solver_neg" table:base-cell-address="$Exo1.$A$1" table:expression="1"/>
          <table:named-expression table:name="solver_num" table:base-cell-address="$Exo1.$A$1" table:expression="2"/>
          <table:named-range table:name="solver_opt" table:base-cell-address="$Exo1.$A$1" table:cell-range-address=".$F$3"/>
          <table:named-expression table:name="solver_rel1" table:base-cell-address="$Exo1.$A$1" table:expression="1"/>
          <table:named-expression table:name="solver_rel2" table:base-cell-address="$Exo1.$A$1" table:expression="1"/>
          <table:named-range table:name="solver_rhs1" table:base-cell-address="$Exo1.$A$1" table:cell-range-address=".$G$4"/>
          <table:named-range table:name="solver_rhs2" table:base-cell-address="$Exo1.$A$1" table:cell-range-address=".$G$5"/>
          <table:named-expression table:name="solver_smax" table:base-cell-address="$Exo1.$A$1" table:expression="0"/>
          <table:named-expression table:name="solver_smin" table:base-cell-address="$Exo1.$A$1" table:expression="0"/>
          <table:named-expression table:name="solver_soc" table:base-cell-address="$Exo1.$A$1" table:expression="0"/>
          <table:named-expression table:name="solver_stol" table:base-cell-address="$Exo1.$A$1" table:expression="0"/>
          <table:named-expression table:name="solver_tim" table:base-cell-address="$Exo1.$A$1" table:expression="100"/>
          <table:named-expression table:name="solver_typ" table:base-cell-address="$Exo1.$A$1" table:expression="1"/>
          <table:named-expression table:name="solver_vrt" table:base-cell-address="$Exo1.$A$1" table:expression="0"/>
        </table:named-expressions>
      </table:table>
      <table:table table:name="Exo 2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réneau</text:p>
          </table:table-cell>
          <table:table-cell office:value-type="string" calcext:value-type="string">
            <text:p>x1 (7h)</text:p>
          </table:table-cell>
          <table:table-cell office:value-type="string" calcext:value-type="string">
            <text:p>x2 (8h)</text:p>
          </table:table-cell>
          <table:table-cell office:value-type="string" calcext:value-type="string">
            <text:p>x3 (9h)</text:p>
          </table:table-cell>
          <table:table-cell office:value-type="string" calcext:value-type="string">
            <text:p>x4 (10h)</text:p>
          </table:table-cell>
          <table:table-cell office:value-type="string" calcext:value-type="string">
            <text:p>x5 (11h)</text:p>
          </table:table-cell>
          <table:table-cell office:value-type="string" calcext:value-type="string">
            <text:p>x6 (12h)</text:p>
          </table:table-cell>
          <table:table-cell office:value-type="string" calcext:value-type="string">
            <text:p>x7 (13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esoin</text:p>
          </table:table-cell>
        </table:table-row>
        <table:table-row table:style-name="ro1">
          <table:table-cell office:value-type="string" calcext:value-type="string">
            <text:p>07-0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PRODUCT([.B2:.H2];[.B16:.H16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8-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PRODUCT([.B3:.H3];[.B16:.H16])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9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PRODUCT([.B4:.H4];[.B16:.H16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0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PRODUCT([.B5:.H5];[.B16:.H16])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1-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PRODUCT([.B6:.H6];[.B16:.H16])"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2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PRODUCT([.B7:.H7];[.B16:.H16])"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PRODUCT([.B8:.H8];[.B16:.H16])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4-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PRODUCT([.B9:.H9];[.B16:.H16])"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5-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PRODUCT([.B10:.H10];[.B16:.H16])"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PRODUCT([.B11:.H11];[.B16:.H16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7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PRODUCT([.B12:.H12];[.B16:.H16])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-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PRODUCT([.B13:.H13];[.B16:.H16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9-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PRODUCT([.B14:.H14];[.B16:.H16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-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PRODUCT([.B15:.H15];[.B16:.H16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antité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2" table:formula="of:=SUM([.B16:.H16])" office:value-type="float" office:value="65" calcext:value-type="float">
            <text:p>65</text:p>
          </table:table-cell>
          <table:table-cell/>
        </table:table-row>
        <table:named-expressions>
          <table:named-range table:name="solver_adj" table:base-cell-address="$Exo1.$A$1" table:cell-range-address=".$B$16:.$H$16"/>
          <table:named-expression table:name="solver_asr" table:base-cell-address="$Exo1.$A$1" table:expression="0"/>
          <table:named-expression table:name="solver_bbd" table:base-cell-address="$Exo1.$A$1" table:expression="1"/>
          <table:named-expression table:name="solver_ccoeff" table:base-cell-address="$Exo1.$A$1" table:expression="0"/>
          <table:named-expression table:name="solver_cog" table:base-cell-address="$Exo1.$A$1" table:expression="0"/>
          <table:named-expression table:name="solver_crpb" table:base-cell-address="$Exo1.$A$1" table:expression="0"/>
          <table:named-expression table:name="solver_eng" table:base-cell-address="$Exo1.$A$1" table:expression="2"/>
          <table:named-expression table:name="solver_eps" table:base-cell-address="$Exo1.$A$1" table:expression="0"/>
          <table:named-expression table:name="solver_int" table:base-cell-address="$Exo1.$A$1" table:expression="0"/>
          <table:named-range table:name="solver_lhs1" table:base-cell-address="$Exo1.$A$1" table:cell-range-address=".$I$2"/>
          <table:named-range table:name="solver_lhs10" table:base-cell-address="$Exo1.$A$1" table:cell-range-address=".$I$11"/>
          <table:named-range table:name="solver_lhs11" table:base-cell-address="$Exo1.$A$1" table:cell-range-address=".$I$12"/>
          <table:named-range table:name="solver_lhs12" table:base-cell-address="$Exo1.$A$1" table:cell-range-address=".$I$13"/>
          <table:named-range table:name="solver_lhs13" table:base-cell-address="$Exo1.$A$1" table:cell-range-address=".$I$14"/>
          <table:named-range table:name="solver_lhs14" table:base-cell-address="$Exo1.$A$1" table:cell-range-address=".$I$15"/>
          <table:named-range table:name="solver_lhs2" table:base-cell-address="$Exo1.$A$1" table:cell-range-address=".$I$3"/>
          <table:named-range table:name="solver_lhs3" table:base-cell-address="$Exo1.$A$1" table:cell-range-address=".$I$4"/>
          <table:named-range table:name="solver_lhs4" table:base-cell-address="$Exo1.$A$1" table:cell-range-address=".$I$5"/>
          <table:named-range table:name="solver_lhs5" table:base-cell-address="$Exo1.$A$1" table:cell-range-address=".$I$6"/>
          <table:named-range table:name="solver_lhs6" table:base-cell-address="$Exo1.$A$1" table:cell-range-address=".$I$7"/>
          <table:named-range table:name="solver_lhs7" table:base-cell-address="$Exo1.$A$1" table:cell-range-address=".$I$8"/>
          <table:named-range table:name="solver_lhs8" table:base-cell-address="$Exo1.$A$1" table:cell-range-address=".$I$9"/>
          <table:named-range table:name="solver_lhs9" table:base-cell-address="$Exo1.$A$1" table:cell-range-address=".$I$10"/>
          <table:named-expression table:name="solver_lo_eng" table:base-cell-address="$Exo1.$A$1" table:expression="&quot;com.sun.star.comp.Calc.LpsolveSolver&quot;"/>
          <table:named-expression table:name="solver_mtpb" table:base-cell-address="$Exo1.$A$1" table:expression="0"/>
          <table:named-expression table:name="solver_neg" table:base-cell-address="$Exo1.$A$1" table:expression="1"/>
          <table:named-expression table:name="solver_num" table:base-cell-address="$Exo1.$A$1" table:expression="15"/>
          <table:named-range table:name="solver_opt" table:base-cell-address="$Exo1.$A$1" table:cell-range-address=".$I$16"/>
          <table:named-expression table:name="solver_rel1" table:base-cell-address="$Exo1.$A$1" table:expression="3"/>
          <table:named-expression table:name="solver_rel10" table:base-cell-address="$Exo1.$A$1" table:expression="3"/>
          <table:named-expression table:name="solver_rel11" table:base-cell-address="$Exo1.$A$1" table:expression="3"/>
          <table:named-expression table:name="solver_rel12" table:base-cell-address="$Exo1.$A$1" table:expression="3"/>
          <table:named-expression table:name="solver_rel13" table:base-cell-address="$Exo1.$A$1" table:expression="3"/>
          <table:named-expression table:name="solver_rel14" table:base-cell-address="$Exo1.$A$1" table:expression="3"/>
          <table:named-expression table:name="solver_rel15" table:base-cell-address="$Exo1.$A$1" table:expression="3"/>
          <table:named-expression table:name="solver_rel2" table:base-cell-address="$Exo1.$A$1" table:expression="3"/>
          <table:named-expression table:name="solver_rel3" table:base-cell-address="$Exo1.$A$1" table:expression="3"/>
          <table:named-expression table:name="solver_rel4" table:base-cell-address="$Exo1.$A$1" table:expression="3"/>
          <table:named-expression table:name="solver_rel5" table:base-cell-address="$Exo1.$A$1" table:expression="3"/>
          <table:named-expression table:name="solver_rel6" table:base-cell-address="$Exo1.$A$1" table:expression="3"/>
          <table:named-expression table:name="solver_rel7" table:base-cell-address="$Exo1.$A$1" table:expression="3"/>
          <table:named-expression table:name="solver_rel8" table:base-cell-address="$Exo1.$A$1" table:expression="3"/>
          <table:named-expression table:name="solver_rel9" table:base-cell-address="$Exo1.$A$1" table:expression="3"/>
          <table:named-range table:name="solver_rhs1" table:base-cell-address="$Exo1.$A$1" table:cell-range-address=".$J$2"/>
          <table:named-range table:name="solver_rhs10" table:base-cell-address="$Exo1.$A$1" table:cell-range-address=".$J$11"/>
          <table:named-range table:name="solver_rhs11" table:base-cell-address="$Exo1.$A$1" table:cell-range-address=".$J$12"/>
          <table:named-range table:name="solver_rhs12" table:base-cell-address="$Exo1.$A$1" table:cell-range-address=".$J$13"/>
          <table:named-range table:name="solver_rhs13" table:base-cell-address="$Exo1.$A$1" table:cell-range-address=".$J$14"/>
          <table:named-range table:name="solver_rhs14" table:base-cell-address="$Exo1.$A$1" table:cell-range-address=".$J$15"/>
          <table:named-range table:name="solver_rhs2" table:base-cell-address="$Exo1.$A$1" table:cell-range-address=".$J$3"/>
          <table:named-range table:name="solver_rhs3" table:base-cell-address="$Exo1.$A$1" table:cell-range-address=".$J$4"/>
          <table:named-range table:name="solver_rhs4" table:base-cell-address="$Exo1.$A$1" table:cell-range-address=".$J$5"/>
          <table:named-range table:name="solver_rhs5" table:base-cell-address="$Exo1.$A$1" table:cell-range-address=".$J$6"/>
          <table:named-range table:name="solver_rhs6" table:base-cell-address="$Exo1.$A$1" table:cell-range-address=".$J$7"/>
          <table:named-range table:name="solver_rhs7" table:base-cell-address="$Exo1.$A$1" table:cell-range-address=".$J$8"/>
          <table:named-range table:name="solver_rhs8" table:base-cell-address="$Exo1.$A$1" table:cell-range-address=".$J$9"/>
          <table:named-range table:name="solver_rhs9" table:base-cell-address="$Exo1.$A$1" table:cell-range-address=".$J$10"/>
          <table:named-expression table:name="solver_smax" table:base-cell-address="$Exo1.$A$1" table:expression="0"/>
          <table:named-expression table:name="solver_smin" table:base-cell-address="$Exo1.$A$1" table:expression="0"/>
          <table:named-expression table:name="solver_soc" table:base-cell-address="$Exo1.$A$1" table:expression="0"/>
          <table:named-expression table:name="solver_stol" table:base-cell-address="$Exo1.$A$1" table:expression="0"/>
          <table:named-expression table:name="solver_tim" table:base-cell-address="$Exo1.$A$1" table:expression="100"/>
          <table:named-expression table:name="solver_typ" table:base-cell-address="$Exo1.$A$1" table:expression="2"/>
          <table:named-expression table:name="solver_vrt" table:base-cell-address="$Exo1.$A$1" table:expression="0"/>
        </table:named-expressions>
      </table:table>
      <table:table table:name="Exo 3" table:style-name="ta1"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uts unitaires</text:p>
          </table:table-cell>
          <table:table-cell office:value-type="string" calcext:value-type="string">
            <text:p>Centrale1</text:p>
          </table:table-cell>
          <table:table-cell office:value-type="string" calcext:value-type="string">
            <text:p>Centrale2</text:p>
          </table:table-cell>
          <table:table-cell office:value-type="string" calcext:value-type="string">
            <text:p>Centrale3</text:p>
          </table:table-cell>
          <table:table-cell office:value-type="string" calcext:value-type="string">
            <text:p>Centrale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e 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e 2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e 3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Quantité 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otal livré</text:p>
          </table:table-cell>
          <table:table-cell office:value-type="string" calcext:value-type="string">
            <text:p>Capacité Mine </text:p>
          </table:table-cell>
        </table:table-row>
        <table:table-row table:style-name="ro1">
          <table:table-cell office:value-type="string" calcext:value-type="string">
            <text:p>Mine 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formula="of:=SUM([.B9:.E9])"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ine 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formula="of:=SUM([.B10:.E10])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ine 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formula="of:=SUM([.B11:.E11])" office:value-type="float" office:value="140" calcext:value-type="float">
            <text:p>14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Total reçu</text:p>
          </table:table-cell>
          <table:table-cell table:formula="of:=SUM([.B9:.B11])" office:value-type="float" office:value="80" calcext:value-type="float">
            <text:p>80</text:p>
          </table:table-cell>
          <table:table-cell table:formula="of:=SUM([.C9:.C11])" office:value-type="float" office:value="70" calcext:value-type="float">
            <text:p>70</text:p>
          </table:table-cell>
          <table:table-cell table:formula="of:=SUM([.D9:.D11])" office:value-type="float" office:value="60" calcext:value-type="float">
            <text:p>60</text:p>
          </table:table-cell>
          <table:table-cell table:formula="of:=SUM([.E9:.E11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ande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style-name="ce2" table:formula="of:=SUMPRODUCT([.B2:.E4];[.B9:.E11])" office:value-type="float" office:value="16495" calcext:value-type="float">
            <text:p>16495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Contrainte Cendres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ul</text:p>
          </table:table-cell>
          <table:table-cell table:style-name="ce3" table:formula="of:=3*[.B9] + 1*[.B10] - 1*[.B11]" office:value-type="float" office:value="0" calcext:value-type="float">
            <text:p>0</text:p>
          </table:table-cell>
          <table:table-cell table:style-name="ce3" table:formula="of:=3*[.C9] + 1*[.C10] - 1*[.C11]" office:value-type="float" office:value="0" calcext:value-type="float">
            <text:p>0</text:p>
          </table:table-cell>
          <table:table-cell table:style-name="ce3" table:formula="of:=3*[.D9] + 1*[.D10] - 1*[.D11]" office:value-type="float" office:value="0" calcext:value-type="float">
            <text:p>0</text:p>
          </table:table-cell>
          <table:table-cell table:style-name="ce3" table:formula="of:=3*[.E9] + 1*[.E10] - 1*[.E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i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trainte Cendres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ul</text:p>
          </table:table-cell>
          <table:table-cell table:style-name="ce3" table:formula="of:=1*[.B9] - 1*[.B11]" office:value-type="float" office:value="-40" calcext:value-type="float">
            <text:p>-40</text:p>
          </table:table-cell>
          <table:table-cell table:style-name="ce3" table:formula="of:=1*[.C9] - 1*[.C11]" office:value-type="float" office:value="-35" calcext:value-type="float">
            <text:p>-35</text:p>
          </table:table-cell>
          <table:table-cell table:style-name="ce3" table:formula="of:=1*[.D9] - 1*[.D11]" office:value-type="float" office:value="-30" calcext:value-type="float">
            <text:p>-30</text:p>
          </table:table-cell>
          <table:table-cell table:style-name="ce3" table:formula="of:=1*[.E9] - 1*[.E11]"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it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named-expressions>
          <table:named-range table:name="solver_adj" table:base-cell-address="$Exo1.$A$1" table:cell-range-address=".$B$9:.$E$11"/>
          <table:named-expression table:name="solver_asr" table:base-cell-address="$Exo1.$A$1" table:expression="0"/>
          <table:named-expression table:name="solver_bbd" table:base-cell-address="$Exo1.$A$1" table:expression="1"/>
          <table:named-expression table:name="solver_ccoeff" table:base-cell-address="$Exo1.$A$1" table:expression="0"/>
          <table:named-expression table:name="solver_cog" table:base-cell-address="$Exo1.$A$1" table:expression="0"/>
          <table:named-expression table:name="solver_crpb" table:base-cell-address="$Exo1.$A$1" table:expression="0"/>
          <table:named-expression table:name="solver_eng" table:base-cell-address="$Exo1.$A$1" table:expression="2"/>
          <table:named-expression table:name="solver_eps" table:base-cell-address="$Exo1.$A$1" table:expression="0"/>
          <table:named-expression table:name="solver_int" table:base-cell-address="$Exo1.$A$1" table:expression="1"/>
          <table:named-range table:name="solver_lhs1" table:base-cell-address="$Exo1.$A$1" table:cell-range-address=".$F$9:.$F$11"/>
          <table:named-range table:name="solver_lhs2" table:base-cell-address="$Exo1.$A$1" table:cell-range-address=".$B$12:.$E$12"/>
          <table:named-range table:name="solver_lhs3" table:base-cell-address="$Exo1.$A$1" table:cell-range-address=".$B$18:.$E$18"/>
          <table:named-range table:name="solver_lhs4" table:base-cell-address="$Exo1.$A$1" table:cell-range-address=".$B$22:.$E$22"/>
          <table:named-expression table:name="solver_lo_eng" table:base-cell-address="$Exo1.$A$1" table:expression="&quot;com.sun.star.comp.Calc.LpsolveSolver&quot;"/>
          <table:named-expression table:name="solver_mtpb" table:base-cell-address="$Exo1.$A$1" table:expression="0"/>
          <table:named-expression table:name="solver_neg" table:base-cell-address="$Exo1.$A$1" table:expression="1"/>
          <table:named-expression table:name="solver_num" table:base-cell-address="$Exo1.$A$1" table:expression="4"/>
          <table:named-range table:name="solver_opt" table:base-cell-address="$Exo1.$A$1" table:cell-range-address=".$F$13"/>
          <table:named-expression table:name="solver_rel1" table:base-cell-address="$Exo1.$A$1" table:expression="1"/>
          <table:named-expression table:name="solver_rel2" table:base-cell-address="$Exo1.$A$1" table:expression="2"/>
          <table:named-expression table:name="solver_rel3" table:base-cell-address="$Exo1.$A$1" table:expression="1"/>
          <table:named-expression table:name="solver_rel4" table:base-cell-address="$Exo1.$A$1" table:expression="1"/>
          <table:named-range table:name="solver_rhs1" table:base-cell-address="$Exo1.$A$1" table:cell-range-address=".$G$9:.$G$11"/>
          <table:named-range table:name="solver_rhs2" table:base-cell-address="$Exo1.$A$1" table:cell-range-address=".$B$13:.$E$13"/>
          <table:named-range table:name="solver_rhs3" table:base-cell-address="$Exo1.$A$1" table:cell-range-address=".$B$19:.$E$19"/>
          <table:named-range table:name="solver_rhs4" table:base-cell-address="$Exo1.$A$1" table:cell-range-address=".$B$23:.$E$23"/>
          <table:named-expression table:name="solver_smax" table:base-cell-address="$Exo1.$A$1" table:expression="0"/>
          <table:named-expression table:name="solver_smin" table:base-cell-address="$Exo1.$A$1" table:expression="0"/>
          <table:named-expression table:name="solver_soc" table:base-cell-address="$Exo1.$A$1" table:expression="0"/>
          <table:named-expression table:name="solver_stol" table:base-cell-address="$Exo1.$A$1" table:expression="0"/>
          <table:named-expression table:name="solver_tim" table:base-cell-address="$Exo1.$A$1" table:expression="100"/>
          <table:named-expression table:name="solver_typ" table:base-cell-address="$Exo1.$A$1" table:expression="2"/>
          <table:named-expression table:name="solver_vrt" table:base-cell-address="$Exo1.$A$1" table:expression="0"/>
        </table:named-expressions>
      </table:table>
      <table:table table:name="Exo 4" table:style-name="ta1">
        <table:table-column table:style-name="co5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ramètre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Cout Ctr 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t Ctr 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ées Ctr 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urées Ctr 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H.Calc.</text:p>
          </table:table-cell>
          <table:table-cell/>
        </table:table-row>
        <table:table-row table:style-name="ro1">
          <table:table-cell office:value-type="string" calcext:value-type="string">
            <text:p>Décision Ctr 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PRODUCT([.B7:.H7];[.B4:.H4]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écision Ctr 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PRODUCT([.B8:.H8];[.B5:.H5])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ntrôle(=1) </text:p>
          </table:table-cell>
          <table:table-cell table:formula="of:=SUM([.B7:.B8])" office:value-type="float" office:value="1" calcext:value-type="float">
            <text:p>1</text:p>
          </table:table-cell>
          <table:table-cell table:formula="of:=SUM([.C7:.C8])" office:value-type="float" office:value="1" calcext:value-type="float">
            <text:p>1</text:p>
          </table:table-cell>
          <table:table-cell table:formula="of:=SUM([.D7:.D8])" office:value-type="float" office:value="1" calcext:value-type="float">
            <text:p>1</text:p>
          </table:table-cell>
          <table:table-cell table:formula="of:=SUM([.E7:.E8])" office:value-type="float" office:value="1" calcext:value-type="float">
            <text:p>1</text:p>
          </table:table-cell>
          <table:table-cell table:formula="of:=SUM([.F7:.F8])" office:value-type="float" office:value="1" calcext:value-type="float">
            <text:p>1</text:p>
          </table:table-cell>
          <table:table-cell table:formula="of:=SUM([.G7:.G8])" office:value-type="float" office:value="1" calcext:value-type="float">
            <text:p>1</text:p>
          </table:table-cell>
          <table:table-cell table:formula="of:=SUM([.H7:.H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SUMPRODUCT([.B7:.H8];[.B2:.H3])" office:value-type="float" office:value="32" calcext:value-type="float">
            <text:p>32</text:p>
          </table:table-cell>
          <table:table-cell table:number-columns-repeated="8"/>
        </table:table-row>
        <table:named-expressions>
          <table:named-range table:name="solver_adj" table:base-cell-address="$Exo1.$A$1" table:cell-range-address=".$B$7:.$H$8"/>
          <table:named-expression table:name="solver_asr" table:base-cell-address="$Exo1.$A$1" table:expression="0"/>
          <table:named-expression table:name="solver_bbd" table:base-cell-address="$Exo1.$A$1" table:expression="1"/>
          <table:named-expression table:name="solver_ccoeff" table:base-cell-address="$Exo1.$A$1" table:expression="0"/>
          <table:named-expression table:name="solver_cog" table:base-cell-address="$Exo1.$A$1" table:expression="0"/>
          <table:named-expression table:name="solver_crpb" table:base-cell-address="$Exo1.$A$1" table:expression="0"/>
          <table:named-expression table:name="solver_eng" table:base-cell-address="$Exo1.$A$1" table:expression="2"/>
          <table:named-expression table:name="solver_eps" table:base-cell-address="$Exo1.$A$1" table:expression="0"/>
          <table:named-expression table:name="solver_int" table:base-cell-address="$Exo1.$A$1" table:expression="0"/>
          <table:named-range table:name="solver_lhs1" table:base-cell-address="$Exo1.$A$1" table:cell-range-address=".$I$7:.$I$8"/>
          <table:named-range table:name="solver_lhs2" table:base-cell-address="$Exo1.$A$1" table:cell-range-address=".$B$9:.$H$9"/>
          <table:named-range table:name="solver_lhs3" table:base-cell-address="$Exo1.$A$1" table:cell-range-address=".$B$7:.$H$8"/>
          <table:named-expression table:name="solver_lo_eng" table:base-cell-address="$Exo1.$A$1" table:expression="&quot;com.sun.star.comp.Calc.LpsolveSolver&quot;"/>
          <table:named-expression table:name="solver_mtpb" table:base-cell-address="$Exo1.$A$1" table:expression="0"/>
          <table:named-expression table:name="solver_neg" table:base-cell-address="$Exo1.$A$1" table:expression="1"/>
          <table:named-expression table:name="solver_num" table:base-cell-address="$Exo1.$A$1" table:expression="3"/>
          <table:named-range table:name="solver_opt" table:base-cell-address="$Exo1.$A$1" table:cell-range-address=".$B$10"/>
          <table:named-expression table:name="solver_rel1" table:base-cell-address="$Exo1.$A$1" table:expression="1"/>
          <table:named-expression table:name="solver_rel2" table:base-cell-address="$Exo1.$A$1" table:expression="2"/>
          <table:named-expression table:name="solver_rel3" table:base-cell-address="$Exo1.$A$1" table:expression="5"/>
          <table:named-range table:name="solver_rhs1" table:base-cell-address="$Exo1.$A$1" table:cell-range-address=".$J$7:.$J$8"/>
          <table:named-expression table:name="solver_rhs2" table:base-cell-address="$Exo1.$A$1" table:expression="1"/>
          <table:named-expression table:name="solver_smax" table:base-cell-address="$Exo1.$A$1" table:expression="0"/>
          <table:named-expression table:name="solver_smin" table:base-cell-address="$Exo1.$A$1" table:expression="0"/>
          <table:named-expression table:name="solver_soc" table:base-cell-address="$Exo1.$A$1" table:expression="0"/>
          <table:named-expression table:name="solver_stol" table:base-cell-address="$Exo1.$A$1" table:expression="0"/>
          <table:named-expression table:name="solver_tim" table:base-cell-address="$Exo1.$A$1" table:expression="100"/>
          <table:named-expression table:name="solver_typ" table:base-cell-address="$Exo1.$A$1" table:expression="2"/>
          <table:named-expression table:name="solver_vrt" table:base-cell-address="$Exo1.$A$1" table:expression="0"/>
        </table:named-expressions>
      </table:table>
      <table:table table:name="Exo 5" table:style-name="ta1">
        <table:table-column table:style-name="co6" table:default-cell-style-name="Default"/>
        <table:table-column table:style-name="co7" table:default-cell-style-name="Default"/>
        <table:table-column table:style-name="co2" table:number-columns-repeated="7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ariables</text:p>
          </table:table-cell>
          <table:table-cell office:value-type="string" calcext:value-type="string">
            <text:p>Démarag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énalité</text:p>
          </table:table-cell>
          <table:table-cell table:style-name="Default" office:value-type="string" calcext:value-type="string">
            <text:p>Choix(0/1)</text:p>
          </table:table-cell>
          <table:table-cell/>
          <table:table-cell office:value-type="string" calcext:value-type="string">
            <text:p>Unicité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Ch1 démarre S1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J2:.J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Ch1 démarre S2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J6:.J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Ch1 démarre S3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J9:.J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Ch1 démarre S4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J12:.J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Ch2 démarre S1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Ch2 démarre S2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7</text:p>
          </table:table-cell>
          <table:table-cell office:value-type="string" calcext:value-type="string">
            <text:p>Ch2 démarre S3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8</text:p>
          </table:table-cell>
          <table:table-cell office:value-type="string" calcext:value-type="string">
            <text:p>Ch3 démarre S1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9</text:p>
          </table:table-cell>
          <table:table-cell office:value-type="string" calcext:value-type="string">
            <text:p>Ch3 démarre S2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0</text:p>
          </table:table-cell>
          <table:table-cell office:value-type="string" calcext:value-type="string">
            <text:p>Ch3 démarre S3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1</text:p>
          </table:table-cell>
          <table:table-cell office:value-type="string" calcext:value-type="string">
            <text:p>Ch4 démarre S1 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2</text:p>
          </table:table-cell>
          <table:table-cell office:value-type="string" calcext:value-type="string">
            <text:p>Ch4 démarre S2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3</text:p>
          </table:table-cell>
          <table:table-cell office:value-type="string" calcext:value-type="string">
            <text:p>Ch4 démarre S3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4</text:p>
          </table:table-cell>
          <table:table-cell office:value-type="string" calcext:value-type="string">
            <text:p>Ch4 démarre S4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office:value-type="string" calcext:value-type="string">
            <text:p>Ouvriers </text:p>
          </table:table-cell>
          <table:table-cell table:formula="of:=SUMPRODUCT([.C2:.C15];[.J2:.J15])" office:value-type="float" office:value="9" calcext:value-type="float">
            <text:p>9</text:p>
          </table:table-cell>
          <table:table-cell table:formula="of:=SUMPRODUCT([.D2:.D15];[.J2:.J15])" office:value-type="float" office:value="9" calcext:value-type="float">
            <text:p>9</text:p>
          </table:table-cell>
          <table:table-cell table:formula="of:=SUMPRODUCT([.E2:.E15];[.J2:.J15])" office:value-type="float" office:value="8" calcext:value-type="float">
            <text:p>8</text:p>
          </table:table-cell>
          <table:table-cell table:formula="of:=SUMPRODUCT([.F2:.F15];[.J2:.J15])" office:value-type="float" office:value="9" calcext:value-type="float">
            <text:p>9</text:p>
          </table:table-cell>
          <table:table-cell table:formula="of:=SUMPRODUCT([.G2:.G15];[.J2:.J15])" office:value-type="float" office:value="5" calcext:value-type="float">
            <text:p>5</text:p>
          </table:table-cell>
          <table:table-cell table:formula="of:=SUMPRODUCT([.H2:.H15];[.J2:.J15])" office:value-type="float" office:value="4" calcext:value-type="float">
            <text:p>4</text:p>
          </table:table-cell>
          <table:table-cell table:style-name="ce2" table:formula="of:=SUMPRODUCT([.I2:.I15];[.J2:.J15])" office:value-type="float" office:value="4000" calcext:value-type="float">
            <text:p>400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IMITES Max 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2"/>
        </table:table-row>
        <table:named-expressions>
          <table:named-range table:name="solver_adj" table:base-cell-address="$Exo1.$A$1" table:cell-range-address=".$J$2:.$J$15"/>
          <table:named-expression table:name="solver_asr" table:base-cell-address="$Exo1.$A$1" table:expression="0"/>
          <table:named-expression table:name="solver_bbd" table:base-cell-address="$Exo1.$A$1" table:expression="1"/>
          <table:named-expression table:name="solver_ccoeff" table:base-cell-address="$Exo1.$A$1" table:expression="0"/>
          <table:named-expression table:name="solver_cog" table:base-cell-address="$Exo1.$A$1" table:expression="0"/>
          <table:named-expression table:name="solver_crpb" table:base-cell-address="$Exo1.$A$1" table:expression="0"/>
          <table:named-expression table:name="solver_eng" table:base-cell-address="$Exo1.$A$1" table:expression="2"/>
          <table:named-expression table:name="solver_eps" table:base-cell-address="$Exo1.$A$1" table:expression="0"/>
          <table:named-expression table:name="solver_int" table:base-cell-address="$Exo1.$A$1" table:expression="0"/>
          <table:named-range table:name="solver_lhs1" table:base-cell-address="$Exo1.$A$1" table:cell-range-address=".$C$16:.$H$16"/>
          <table:named-range table:name="solver_lhs2" table:base-cell-address="$Exo1.$A$1" table:cell-range-address=".$L$2:.$L$5"/>
          <table:named-range table:name="solver_lhs3" table:base-cell-address="$Exo1.$A$1" table:cell-range-address=".$J$2:.$J$15"/>
          <table:named-expression table:name="solver_lo_eng" table:base-cell-address="$Exo1.$A$1" table:expression="&quot;com.sun.star.comp.Calc.LpsolveSolver&quot;"/>
          <table:named-expression table:name="solver_mtpb" table:base-cell-address="$Exo1.$A$1" table:expression="0"/>
          <table:named-expression table:name="solver_neg" table:base-cell-address="$Exo1.$A$1" table:expression="1"/>
          <table:named-expression table:name="solver_num" table:base-cell-address="$Exo1.$A$1" table:expression="3"/>
          <table:named-range table:name="solver_opt" table:base-cell-address="$Exo1.$A$1" table:cell-range-address=".$I$16"/>
          <table:named-expression table:name="solver_rel1" table:base-cell-address="$Exo1.$A$1" table:expression="1"/>
          <table:named-expression table:name="solver_rel2" table:base-cell-address="$Exo1.$A$1" table:expression="2"/>
          <table:named-expression table:name="solver_rel3" table:base-cell-address="$Exo1.$A$1" table:expression="5"/>
          <table:named-range table:name="solver_rhs1" table:base-cell-address="$Exo1.$A$1" table:cell-range-address=".$C$17:.$H$17"/>
          <table:named-expression table:name="solver_rhs2" table:base-cell-address="$Exo1.$A$1" table:expression="1"/>
          <table:named-expression table:name="solver_smax" table:base-cell-address="$Exo1.$A$1" table:expression="0"/>
          <table:named-expression table:name="solver_smin" table:base-cell-address="$Exo1.$A$1" table:expression="0"/>
          <table:named-expression table:name="solver_soc" table:base-cell-address="$Exo1.$A$1" table:expression="0"/>
          <table:named-expression table:name="solver_stol" table:base-cell-address="$Exo1.$A$1" table:expression="0"/>
          <table:named-expression table:name="solver_tim" table:base-cell-address="$Exo1.$A$1" table:expression="100"/>
          <table:named-expression table:name="solver_typ" table:base-cell-address="$Exo1.$A$1" table:expression="2"/>
          <table:named-expression table:name="solver_vrt" table:base-cell-address="$Exo1.$A$1" table:expression="0"/>
        </table:named-expressions>
      </table:table>
      <table:table table:name="Feuille6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 PL UMing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Ming CN" style:font-family-asian="'AR PL UMing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1T15:57:56.689661040</meta:creation-date>
    <meta:generator>LibreOffice/24.2.7.2$Linux_X86_64 LibreOffice_project/420$Build-2</meta:generator>
    <dc:date>2025-12-12T16:17:05.110091076</dc:date>
    <meta:editing-duration>PT1H29M14S</meta:editing-duration>
    <meta:editing-cycles>8</meta:editing-cycles>
    <meta:document-statistic meta:table-count="6" meta:cell-count="533" meta:object-count="0"/>
  </office:meta>
</office:document-meta>
</file>